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709in"/>
    </style:style>
    <style:style style:name="co3" style:family="table-column">
      <style:table-column-properties fo:break-before="auto" style:column-width="0.3146in"/>
    </style:style>
    <style:style style:name="co4" style:family="table-column">
      <style:table-column-properties fo:break-before="auto" style:column-width="0.3957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0.4492in"/>
    </style:style>
    <style:style style:name="co8" style:family="table-column">
      <style:table-column-properties fo:break-before="auto" style:column-width="0.4764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2">
          <table:table-cell office:value-type="string">
            <text:p>adams</text:p>
          </table:table-cell>
          <table:table-cell table:style-name="ce1" office:value-type="string">
            <text:p>K</text:p>
          </table:table-cell>
          <table:table-cell table:style-name="ce1" office:value-type="string">
            <text:p>jim</text:p>
          </table:table-cell>
          <table:table-cell table:style-name="ce1"/>
          <table:table-cell table:style-name="ce1" office:value-type="string">
            <text:p>lynne</text:p>
          </table:table-cell>
          <table:table-cell table:style-name="ce1"/>
          <table:table-cell table:style-name="ce1" office:value-type="string">
            <text:p>klein</text:p>
          </table:table-cell>
          <table:table-cell table:style-name="ce1"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95">
            <text:p>95</text:p>
          </table:table-cell>
          <table:table-cell table:formula="of:=+[.$B2]*[.C2]" office:value-type="float" office:value="2090">
            <text:p>2090</text:p>
          </table:table-cell>
          <table:table-cell office:value-type="float" office:value="85">
            <text:p>85</text:p>
          </table:table-cell>
          <table:table-cell table:formula="of:=+[.$B2]*[.E2]" office:value-type="float" office:value="1870">
            <text:p>1870</text:p>
          </table:table-cell>
          <table:table-cell office:value-type="float" office:value="100">
            <text:p>100</text:p>
          </table:table-cell>
          <table:table-cell table:formula="of:=+[.$B2]*[.G2]" office:value-type="float" office:value="2200">
            <text:p>2200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+[.$B3]*[.C3]" office:value-type="float" office:value="1000">
            <text:p>1000</text:p>
          </table:table-cell>
          <table:table-cell office:value-type="float" office:value="95">
            <text:p>95</text:p>
          </table:table-cell>
          <table:table-cell table:formula="of:=+[.$B3]*[.E3]" office:value-type="float" office:value="950">
            <text:p>950</text:p>
          </table:table-cell>
          <table:table-cell office:value-type="float" office:value="90">
            <text:p>90</text:p>
          </table:table-cell>
          <table:table-cell table:formula="of:=+[.$B3]*[.G3]" office:value-type="float" office:value="900">
            <text:p>900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table:formula="of:=+[.$B4]*[.C4]" office:value-type="float" office:value="1400">
            <text:p>1400</text:p>
          </table:table-cell>
          <table:table-cell office:value-type="float" office:value="85">
            <text:p>85</text:p>
          </table:table-cell>
          <table:table-cell table:formula="of:=+[.$B4]*[.E4]" office:value-type="float" office:value="1190">
            <text:p>1190</text:p>
          </table:table-cell>
          <table:table-cell office:value-type="float" office:value="85">
            <text:p>85</text:p>
          </table:table-cell>
          <table:table-cell table:formula="of:=+[.$B4]*[.G4]" office:value-type="float" office:value="1190">
            <text:p>1190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formula="of:=+[.$B5]*[.C5]" office:value-type="float" office:value="1530">
            <text:p>1530</text:p>
          </table:table-cell>
          <table:table-cell office:value-type="float" office:value="90">
            <text:p>90</text:p>
          </table:table-cell>
          <table:table-cell table:formula="of:=+[.$B5]*[.E5]" office:value-type="float" office:value="1530">
            <text:p>1530</text:p>
          </table:table-cell>
          <table:table-cell office:value-type="float" office:value="85">
            <text:p>85</text:p>
          </table:table-cell>
          <table:table-cell table:formula="of:=+[.$B5]*[.G5]" office:value-type="float" office:value="1445">
            <text:p>1445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table:formula="of:=+[.$B6]*[.C6]" office:value-type="float" office:value="1620">
            <text:p>1620</text:p>
          </table:table-cell>
          <table:table-cell office:value-type="float" office:value="90">
            <text:p>90</text:p>
          </table:table-cell>
          <table:table-cell table:formula="of:=+[.$B6]*[.E6]" office:value-type="float" office:value="1620">
            <text:p>1620</text:p>
          </table:table-cell>
          <table:table-cell office:value-type="float" office:value="85">
            <text:p>85</text:p>
          </table:table-cell>
          <table:table-cell table:formula="of:=+[.$B6]*[.G6]" office:value-type="float" office:value="1530">
            <text:p>1530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85">
            <text:p>85</text:p>
          </table:table-cell>
          <table:table-cell table:formula="of:=+[.$B7]*[.C7]" office:value-type="float" office:value="2125">
            <text:p>2125</text:p>
          </table:table-cell>
          <table:table-cell office:value-type="float" office:value="95">
            <text:p>95</text:p>
          </table:table-cell>
          <table:table-cell table:formula="of:=+[.$B7]*[.E7]" office:value-type="float" office:value="2375">
            <text:p>2375</text:p>
          </table:table-cell>
          <table:table-cell office:value-type="float" office:value="90">
            <text:p>90</text:p>
          </table:table-cell>
          <table:table-cell table:formula="of:=+[.$B7]*[.G7]" office:value-type="float" office:value="2250">
            <text:p>2250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5">
            <text:p>85</text:p>
          </table:table-cell>
          <table:table-cell table:formula="of:=+[.$B8]*[.C8]" office:value-type="float" office:value="2125">
            <text:p>2125</text:p>
          </table:table-cell>
          <table:table-cell office:value-type="float" office:value="75">
            <text:p>75</text:p>
          </table:table-cell>
          <table:table-cell table:formula="of:=+[.$B8]*[.E8]" office:value-type="float" office:value="1875">
            <text:p>1875</text:p>
          </table:table-cell>
          <table:table-cell office:value-type="float" office:value="80">
            <text:p>80</text:p>
          </table:table-cell>
          <table:table-cell table:formula="of:=+[.$B8]*[.G8]" office:value-type="float" office:value="2000">
            <text:p>2000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table:formula="of:=+[.$B9]*[.C9]" office:value-type="float" office:value="1400">
            <text:p>1400</text:p>
          </table:table-cell>
          <table:table-cell office:value-type="float" office:value="85">
            <text:p>85</text:p>
          </table:table-cell>
          <table:table-cell table:formula="of:=+[.$B9]*[.E9]" office:value-type="float" office:value="1190">
            <text:p>1190</text:p>
          </table:table-cell>
          <table:table-cell office:value-type="float" office:value="90">
            <text:p>90</text:p>
          </table:table-cell>
          <table:table-cell table:formula="of:=+[.$B9]*[.G9]" office:value-type="float" office:value="1260">
            <text:p>1260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100">
            <text:p>100</text:p>
          </table:table-cell>
          <table:table-cell table:formula="of:=+[.$B10]*[.C10]" office:value-type="float" office:value="900">
            <text:p>900</text:p>
          </table:table-cell>
          <table:table-cell office:value-type="float" office:value="100">
            <text:p>100</text:p>
          </table:table-cell>
          <table:table-cell table:formula="of:=+[.$B10]*[.E10]" office:value-type="float" office:value="900">
            <text:p>900</text:p>
          </table:table-cell>
          <table:table-cell office:value-type="float" office:value="90">
            <text:p>90</text:p>
          </table:table-cell>
          <table:table-cell table:formula="of:=+[.$B10]*[.G10]" office:value-type="float" office:value="810">
            <text:p>810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+[.$B11]*[.C11]" office:value-type="float" office:value="1440">
            <text:p>1440</text:p>
          </table:table-cell>
          <table:table-cell office:value-type="float" office:value="80">
            <text:p>80</text:p>
          </table:table-cell>
          <table:table-cell table:formula="of:=+[.$B11]*[.E11]" office:value-type="float" office:value="1280">
            <text:p>1280</text:p>
          </table:table-cell>
          <table:table-cell office:value-type="float" office:value="85">
            <text:p>85</text:p>
          </table:table-cell>
          <table:table-cell table:formula="of:=+[.$B11]*[.G11]" office:value-type="float" office:value="1360">
            <text:p>1360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  <table:table-cell table:formula="of:=+[.$B12]*[.C12]" office:value-type="float" office:value="1105">
            <text:p>1105</text:p>
          </table:table-cell>
          <table:table-cell office:value-type="float" office:value="95">
            <text:p>95</text:p>
          </table:table-cell>
          <table:table-cell table:formula="of:=+[.$B12]*[.E12]" office:value-type="float" office:value="1235">
            <text:p>1235</text:p>
          </table:table-cell>
          <table:table-cell office:value-type="float" office:value="85">
            <text:p>85</text:p>
          </table:table-cell>
          <table:table-cell table:formula="of:=+[.$B12]*[.G12]" office:value-type="float" office:value="1105">
            <text:p>1105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formula="of:=+[.$B13]*[.C13]" office:value-type="float" office:value="510">
            <text:p>510</text:p>
          </table:table-cell>
          <table:table-cell office:value-type="float" office:value="80">
            <text:p>80</text:p>
          </table:table-cell>
          <table:table-cell table:formula="of:=+[.$B13]*[.E13]" office:value-type="float" office:value="480">
            <text:p>480</text:p>
          </table:table-cell>
          <table:table-cell office:value-type="float" office:value="90">
            <text:p>90</text:p>
          </table:table-cell>
          <table:table-cell table:formula="of:=+[.$B13]*[.G13]" office:value-type="float" office:value="540">
            <text:p>540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table:formula="of:=+[.$B14]*[.C14]" office:value-type="float" office:value="360">
            <text:p>360</text:p>
          </table:table-cell>
          <table:table-cell office:value-type="float" office:value="90">
            <text:p>90</text:p>
          </table:table-cell>
          <table:table-cell table:formula="of:=+[.$B14]*[.E14]" office:value-type="float" office:value="360">
            <text:p>360</text:p>
          </table:table-cell>
          <table:table-cell office:value-type="float" office:value="85">
            <text:p>85</text:p>
          </table:table-cell>
          <table:table-cell table:formula="of:=+[.$B14]*[.G14]" office:value-type="float" office:value="340">
            <text:p>340</text:p>
          </table:table-cell>
          <table:table-cell table:number-columns-repeated="1016"/>
        </table:table-row>
        <table:table-row table:style-name="ro2"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table:formula="of:=+[.$B15]*[.C15]" office:value-type="float" office:value="760">
            <text:p>760</text:p>
          </table:table-cell>
          <table:table-cell office:value-type="float" office:value="100">
            <text:p>100</text:p>
          </table:table-cell>
          <table:table-cell table:formula="of:=+[.$B15]*[.E15]" office:value-type="float" office:value="800">
            <text:p>800</text:p>
          </table:table-cell>
          <table:table-cell office:value-type="float" office:value="90">
            <text:p>90</text:p>
          </table:table-cell>
          <table:table-cell table:formula="of:=+[.$B15]*[.G15]" office:value-type="float" office:value="720">
            <text:p>72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SUM([.D2:.D15])" office:value-type="float" office:value="18365">
            <text:p>18365</text:p>
          </table:table-cell>
          <table:table-cell/>
          <table:table-cell table:formula="of:=SUM([.F2:.F15])" office:value-type="float" office:value="17655">
            <text:p>17655</text:p>
          </table:table-cell>
          <table:table-cell/>
          <table:table-cell table:formula="of:=SUM([.H2:.H15])" office:value-type="float" office:value="17650">
            <text:p>17650</text:p>
          </table:table-cell>
          <table:table-cell table:formula="of:=(+[.D16]+[.F16]+[.H16])/30" office:value-type="float" office:value="1789">
            <text:p>1789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denton</text:p>
          </table:table-cell>
          <table:table-cell table:style-name="ce1" office:value-type="string">
            <text:p>K</text:p>
          </table:table-cell>
          <table:table-cell table:style-name="ce1" office:value-type="string">
            <text:p>jim</text:p>
          </table:table-cell>
          <table:table-cell table:style-name="ce1"/>
          <table:table-cell table:style-name="ce1" office:value-type="string">
            <text:p>lynne</text:p>
          </table:table-cell>
          <table:table-cell table:style-name="ce1"/>
          <table:table-cell table:style-name="ce1" office:value-type="string">
            <text:p>klein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+[.$B20]*[.C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0]*[.E20]"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+[.$B20]*[.G20]" office:value-type="float" office:value="1650">
            <text:p>1650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+[.$B21]*[.C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1]*[.E21]"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+[.$B21]*[.G21]" office:value-type="float" office:value="800">
            <text:p>800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+[.$B22]*[.C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2]*[.E22]"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+[.$B22]*[.G22]" office:value-type="float" office:value="1120">
            <text:p>1120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+[.$B23]*[.C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3]*[.E23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23]*[.G23]" office:value-type="float" office:value="1445">
            <text:p>1445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+[.$B24]*[.C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4]*[.E24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24]*[.G24]" office:value-type="float" office:value="1530">
            <text:p>1530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+[.$B25]*[.C2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5]*[.E25]"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+[.$B25]*[.G25]" office:value-type="float" office:value="1875">
            <text:p>1875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+[.$B26]*[.C2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6]*[.E26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26]*[.G26]" office:value-type="float" office:value="2125">
            <text:p>2125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+[.$B27]*[.C2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7]*[.E27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27]*[.G27]" office:value-type="float" office:value="1190">
            <text:p>1190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+[.$B28]*[.C2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8]*[.E28]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+[.$B28]*[.G28]" office:value-type="float" office:value="810">
            <text:p>810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+[.$B29]*[.C2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9]*[.E29]"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+[.$B29]*[.G29]" office:value-type="float" office:value="1280">
            <text:p>1280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+[.$B30]*[.C3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30]*[.E30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30]*[.G30]" office:value-type="float" office:value="1105">
            <text:p>1105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+[.$B31]*[.C3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31]*[.E31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31]*[.G31]" office:value-type="float" office:value="510">
            <text:p>510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+[.$B32]*[.C3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32]*[.E32]"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+[.$B32]*[.G32]"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+[.$B33]*[.C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33]*[.E33]"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+[.$B33]*[.G33]" office:value-type="float" office:value="640">
            <text:p>64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SUM([.D20:.D33])" office:value-type="float" office:value="0">
            <text:p>0</text:p>
          </table:table-cell>
          <table:table-cell/>
          <table:table-cell table:formula="of:=SUM([.F20:.F33])" office:value-type="float" office:value="0">
            <text:p>0</text:p>
          </table:table-cell>
          <table:table-cell/>
          <table:table-cell table:formula="of:=SUM([.H20:.H33])" office:value-type="float" office:value="16380">
            <text:p>16380</text:p>
          </table:table-cell>
          <table:table-cell table:formula="of:=(+[.D34]+[.F34]+[.H34])/30" office:value-type="float" office:value="546">
            <text:p>546</text:p>
          </table:table-cell>
          <table:table-cell table:number-columns-repeated="1015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2">11/22/2011</text:date>, <text:time>19:4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las Lovell</meta:initial-creator>
    <meta:creation-date>2011-11-07T11:58:25</meta:creation-date>
    <dc:date>2011-11-22T19:47:01</dc:date>
    <dc:creator>Douglas Lovell</dc:creator>
    <meta:editing-duration>PT03H50M14S</meta:editing-duration>
    <meta:editing-cycles>8</meta:editing-cycles>
    <meta:generator>OpenOffice.org/3.2$Linux OpenOffice.org_project/320m19$Build-9505</meta:generator>
    <meta:document-statistic meta:table-count="3" meta:cell-count="242" meta:object-count="0"/>
  </office:meta>
</office:document-meta>
</file>